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gr5" style:family="graphic" style:parent-style-name="Source_20_code_5f_1">
      <style:graphic-properties fo:min-height="10.598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draw:auto-grow-height="true" fo:min-height="2.629cm"/>
    </style:style>
    <style:style style:name="pr15" style:family="presentation" style:parent-style-name="Default_20_1_5f_-outline1">
      <style:graphic-properties fo:min-height="8.884cm"/>
    </style:style>
    <style:style style:name="pr16" style:family="presentation" style:parent-style-name="Default_20_1_5f_-notes">
      <style:graphic-properties draw:fill-color="#ffffff" fo:min-height="13.364cm"/>
    </style:style>
    <style:style style:name="pr17" style:family="presentation" style:parent-style-name="Default_20_1_5f_-title">
      <style:graphic-properties fo:min-height="2.629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text-properties fo:font-weight="normal" style:font-weight-asian="normal" style:font-weight-complex="normal"/>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text-properties fo:font-style="italic" style:font-style-asian="italic" style:font-style-complex="italic"/>
    </style:style>
    <style:style style:name="P13" style:family="paragraph">
      <loext:graphic-properties draw:fill="none" draw:fill-color="#ffffff"/>
      <style:paragraph-properties fo:text-align="center"/>
      <style:text-properties style:font-name="LM Mono 9" fo:font-size="20pt" style:font-size-asian="20pt" style:font-size-complex="20pt"/>
    </style:style>
    <style:style style:name="P14" style:family="paragraph">
      <style:paragraph-properties fo:margin-left="0cm" fo:margin-right="0cm" fo:margin-top="0.406cm" fo:margin-bottom="0cm" fo:text-indent="0cm"/>
    </style:style>
    <style:style style:name="P15" style:family="paragraph">
      <style:text-properties fo:color="#008000" style:font-name="0" fo:font-size="16pt" fo:font-style="normal" fo:font-weight="normal" style:font-size-asian="16pt" style:font-style-asian="normal" style:font-weight-asian="normal" style:font-name-complex="0" style:font-size-complex="16pt" style:font-style-complex="normal" style:font-weight-complex="normal"/>
    </style:style>
    <style:style style:name="P16" style:family="paragraph">
      <style:text-properties fo:color="#008000" style:font-name="0" fo:font-size="16pt" fo:font-style="normal" fo:font-weight="normal" style:font-style-asian="normal" style:font-weight-asian="normal" style:font-name-complex="0" style:font-style-complex="normal" style:font-weight-complex="normal"/>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style:font-name="Source Sans Pro3" fo:font-style="italic" style:font-style-asian="italic" style:font-style-complex="italic"/>
    </style:style>
    <style:style style:name="T7" style:family="text">
      <style:text-properties style:font-name="Source Sans Pro3"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7d9029" fo:font-weight="normal" style:font-weight-asian="normal" style:font-weight-complex="normal"/>
    </style:style>
    <style:style style:name="T11" style:family="text">
      <style:text-properties fo:color="#ba2121" fo:font-weight="normal" style:font-weight-asian="normal" style:font-weight-complex="normal"/>
    </style:style>
    <style:style style:name="T12" style:family="text">
      <style:text-properties fo:color="#408080" fo:font-style="italic" fo:font-weight="normal" style:font-style-asian="italic" style:font-weight-asian="normal" style:font-style-complex="italic" style:font-weight-complex="normal"/>
    </style:style>
    <style:style style:name="T13" style:family="text">
      <style:text-properties fo:color="#008000" style:font-name="Source Sans Pro3" fo:font-size="24pt" fo:font-weight="normal" style:font-size-asian="24pt" style:font-weight-asian="normal" style:font-size-complex="24pt" style:font-weight-complex="normal"/>
    </style:style>
    <style:style style:name="T14" style:family="text">
      <style:text-properties style:font-name="Source Sans Pro3" fo:font-size="24pt" fo:font-weight="normal" style:font-size-asian="24pt" style:font-weight-asian="normal" style:font-size-complex="24pt" style:font-weight-complex="normal"/>
    </style:style>
    <style:style style:name="T15" style:family="text">
      <style:text-properties fo:color="#7d9029" style:font-name="Source Sans Pro3" fo:font-size="24pt" fo:font-weight="normal" style:font-size-asian="24pt" style:font-weight-asian="normal" style:font-size-complex="24pt" style:font-weight-complex="normal"/>
    </style:style>
    <style:style style:name="T16" style:family="text">
      <style:text-properties fo:color="#ba2121" style:font-name="Source Sans Pro3" fo:font-size="24pt" fo:font-weight="normal" style:font-size-asian="24pt" style:font-weight-asian="normal" style:font-size-complex="24pt" style:font-weight-complex="normal"/>
    </style:style>
    <style:style style:name="T17"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fo:color="#008000" style:font-name="Source Sans Pro3" fo:font-size="24pt" fo:font-weight="bold" style:font-size-asian="24pt" style:font-weight-asian="bold" style:font-size-complex="24pt" style:font-weight-complex="bold"/>
    </style:style>
    <style:style style:name="T19" style:family="text">
      <style:text-properties fo:color="#000000" style:font-name="Source Sans Pro3" fo:font-size="24pt" fo:font-weight="normal" style:font-size-asian="24pt" style:font-weight-asian="normal" style:font-size-complex="24pt" style:font-weight-complex="normal"/>
    </style:style>
    <style:style style:name="T20" style:family="text">
      <style:text-properties fo:font-style="italic" style:font-size-asian="32pt" style:font-size-complex="32pt"/>
    </style:style>
    <style:style style:name="T21" style:family="text">
      <style:text-properties fo:font-style="normal" fo:font-weight="normal" style:font-size-asian="32pt" style:font-style-asian="normal" style:font-weight-asian="normal" style:font-size-complex="32pt" style:font-style-complex="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fo:font-style="normal" style:font-style-asian="normal" style:font-style-complex="normal"/>
    </style:style>
    <style:style style:name="T25" style:family="text">
      <style:text-properties style:font-name="LM Mono 9" fo:font-size="20pt" style:font-size-asian="20pt" style:font-size-complex="20pt"/>
    </style:style>
    <style:style style:name="T26"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0" style:family="text">
      <style:text-properties fo:color="#008000" style:font-name="0" fo:font-size="16pt" fo:font-weight="normal" style:font-size-asian="16pt" style:font-weight-asian="normal" style:font-name-complex="0" style:font-size-complex="16pt" style:font-weight-complex="normal"/>
    </style:style>
    <style:style style:name="T31" style:family="text">
      <style:text-properties fo:color="#000000" style:font-name="0" fo:font-size="16pt" fo:font-weight="normal" style:font-size-asian="16pt" style:font-weight-asian="normal" style:font-name-complex="0" style:font-size-complex="16pt" style:font-weight-complex="normal"/>
    </style:style>
    <style:style style:name="T32" style:family="text">
      <style:text-properties fo:color="#7d9029" style:font-name="0" fo:font-size="16pt" fo:font-weight="normal" style:font-size-asian="16pt" style:font-weight-asian="normal" style:font-name-complex="0" style:font-size-complex="16pt" style:font-weight-complex="normal"/>
    </style:style>
    <style:style style:name="T33" style:family="text">
      <style:text-properties fo:color="#ba2121" style:font-name="0" fo:font-size="16pt" fo:font-weight="normal" style:font-size-asian="16pt" style:font-weight-asian="normal" style:font-name-complex="0" style:font-size-complex="16pt" style:font-weight-complex="normal"/>
    </style:style>
    <style:style style:name="T34" style:family="text">
      <style:text-properties fo:color="#008000" style:font-name="0" fo:font-size="16pt" fo:font-weight="normal" style:font-weight-asian="normal" style:font-name-complex="0" style:font-weight-complex="normal"/>
    </style:style>
    <style:style style:name="T35" style:family="text">
      <style:text-properties fo:color="#000000" style:font-name="0" fo:font-size="16pt" fo:font-weight="normal" style:font-weight-asian="normal" style:font-name-complex="0" style:font-weight-complex="normal"/>
    </style:style>
    <style:style style:name="T36" style:family="text">
      <style:text-properties fo:color="#7d9029" style:font-name="0" fo:font-size="16pt" fo:font-weight="normal" style:font-weight-asian="normal" style:font-name-complex="0" style:font-weight-complex="normal"/>
    </style:style>
    <style:style style:name="T37" style:family="text">
      <style:text-properties fo:color="#ba2121" style:font-name="0" fo:font-size="16pt" fo:font-weight="normal" style:font-weight-asian="normal" style:font-name-complex="0" style:font-weight-complex="normal"/>
    </style:style>
    <style:style style:name="T38" style:family="text">
      <style:text-properties style:font-name="Source Code Pro" fo:font-style="normal" style:font-style-asian="normal" style:font-style-complex="normal"/>
    </style:style>
    <style:style style:name="T39" style:family="text">
      <style:text-properties style:font-name="Source Code Pro"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text:span><text:span text:style-name="T5">unattended </text:span><text:span text:style-name="T5">installation/upgrade </text:span><text:span text:style-name="T5">of openSUSE/SUSE </text:span><text:span text:style-name="T5">systems</text:span></text:p>
              </text:list-item>
              <text:list-item>
                <text:p><text:span text:style-name="T5">Allow configuration of </text:span><text:span text:style-name="T5">already installed </text:span><text:span text:style-name="T5">systems</text:span></text:p>
              </text:list-item>
              <text:list-item>
                <text:p><text:span text:style-name="T5">It takes a description </text:span><text:span text:style-name="T5">(known as a </text:span><text:span text:style-name="T6">profile</text:span><text:span text:style-name="T7">)...</text:span></text:p>
              </text:list-item>
              <text:list-item>
                <text:p><text:span text:style-name="T5">… </text:span><text:span text:style-name="T5">and it </text:span><text:span text:style-name="T6">drives</text:span><text:span text:style-name="T5"> YaST </text:span><text:span text:style-name="T5">to setup the system</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text-style-name="P8" draw:layer="layout" svg:width="26.168cm" svg:height="10.848cm" svg:x="0.952cm" svg:y="3.89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partitioning</text:span><text:span text:style-name="T9"> </text:span><text:span text:style-name="T10">config:type=</text:span><text:span text:style-name="T11">"list"</text:span><text:span text:style-name="T8">&gt;</text:span></text:p>
            <text:p><text:span text:style-name="T9"><text:s text:c="4"/></text:span><text:span text:style-name="T12">&lt;!-- Partitioning schema --&gt;</text:span></text:p>
            <text:p><text:span text:style-name="T9"><text:s text:c="2"/></text:span><text:span text:style-name="T8">&lt;/partitioning&gt;</text:span></text:p>
            <text:p><text:span text:style-name="T9"><text:s text:c="2"/></text:span><text:span text:style-name="T8">&lt;software&gt;</text:span></text:p>
            <text:p><text:span text:style-name="T9"><text:s text:c="4"/></text:span><text:span text:style-name="T12">&lt;!-- Software selection --&gt;</text:span></text:p>
            <text:p><text:span text:style-name="T9"><text:s text:c="2"/></text:span><text:span text:style-name="T8">&lt;/software&gt;</text:span></text:p>
            <text:p><text:span text:style-name="T9"><text:s text:c="2"/></text:span><text:span text:style-name="T8">&lt;networking&gt;</text:span></text:p>
            <text:p><text:span text:style-name="T9"><text:s text:c="4"/></text:span><text:span text:style-name="T12">&lt;!-- Network configuration --&gt;</text:span></text:p>
            <text:p><text:span text:style-name="T9"><text:s text:c="2"/></text:span><text:span text:style-name="T8">&lt;/networking&gt;</text:span></text:p>
            <text:p><text:span text:style-name="T9"><text:s text:c="2"/></text:span><text:span text:style-name="T8">&lt;scripts&gt;</text:span></text:p>
            <text:p><text:span text:style-name="T9"><text:s text:c="4"/></text:span><text:span text:style-name="T12">&lt;!-- Scripts to be executed pre/during/after installation--&gt;</text:span></text:p>
            <text:p><text:span text:style-name="T9"><text:s text:c="2"/></text:span><text:span text:style-name="T8">&lt;/scripts&gt;</text:span></text:p>
            <text:p><text:span text:style-name="T8">&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text-style-name="P9" draw:layer="layout" svg:width="25.825cm" svg:height="9.442cm" svg:x="1.4cm" svg:y="3.922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users</text:span><text:span text:style-name="T9"> </text:span><text:span text:style-name="T10">config:type=</text:span><text:span text:style-name="T11">"list"</text:span><text:span text:style-name="T8">&gt;</text:span></text:p>
            <text:p><text:span text:style-name="T9"><text:s text:c="4"/></text:span><text:span text:style-name="T8">&lt;user&gt;</text:span></text:p>
            <text:p><text:span text:style-name="T9"><text:s text:c="6"/></text:span><text:span text:style-name="T8">&lt;encrypted</text:span><text:span text:style-name="T9"> </text:span><text:span text:style-name="T10">config:type=</text:span><text:span text:style-name="T11">"boolean"</text:span><text:span text:style-name="T8">&gt;</text:span><text:span text:style-name="T9">false</text:span><text:span text:style-name="T8">&lt;/encrypted&gt;</text:span></text:p>
            <text:p><text:span text:style-name="T9"><text:s text:c="6"/></text:span><text:span text:style-name="T8">&lt;user_password&gt;</text:span><text:span text:style-name="T9">nots3cr3t</text:span><text:span text:style-name="T8">&lt;/user_password&gt;</text:span></text:p>
            <text:p><text:span text:style-name="T9"><text:s text:c="6"/></text:span><text:span text:style-name="T8">&lt;username&gt;</text:span><text:span text:style-name="T9">root</text:span><text:span text:style-name="T8">&lt;/username&gt;</text:span></text:p>
            <text:p><text:span text:style-name="T9"><text:s text:c="4"/></text:span><text:span text:style-name="T8">&lt;/user&gt;</text:span></text:p>
            <text:p><text:span text:style-name="T9"><text:s text:c="2"/></text:span><text:span text:style-name="T8">&lt;/users&gt;</text:span></text:p>
            <text:p><text:span text:style-name="T8">&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5"><text:span text:style-name="T13">&lt;element</text:span><text:span text:style-name="T14"> </text:span><text:span text:style-name="T15">config:type=</text:span><text:span text:style-name="T16">"</text:span><text:span text:style-name="T17">TYPE</text:span><text:span text:style-name="T16">"</text:span><text:span text:style-name="T13">&gt;</text:span><text:span text:style-name="T14">VALUE</text:span><text:span text:style-name="T13">&lt;/element&gt; </text:span></text:p>
            <text:p text:style-name="P10"><text:span text:style-name="T18"/></text:p>
            <text:list text:style-name="L2">
              <text:list-item>
                <text:p><text:span text:style-name="T5">XML using an special </text:span><text:span text:style-name="T5">attribute to specify </text:span><text:span text:style-name="T5">the type</text:span></text:p>
              </text:list-item>
              <text:list-item>
                <text:p><text:span text:style-name="T5">Supported types are </text:span><text:span text:style-name="T6">integer</text:span><text:span text:style-name="T5">, </text:span><text:span text:style-name="T6">boolean</text:span><text:span text:style-name="T5">, </text:span><text:span text:style-name="T6">symbol</text:span><text:span text:style-name="T5"> and </text:span><text:span text:style-name="T6">list</text:span></text:p>
              </text:list-item>
              <text:list-item>
                <text:p><text:span text:style-name="T5">Check the </text:span><text:span text:style-name="T5">documentation</text:span><text:span text:style-name="T3"> to see </text:span><text:span text:style-name="T3">which type applies</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3">&lt;packages</text:span><text:span text:style-name="T14"> </text:span><text:span text:style-name="T15">config:type=</text:span><text:span text:style-name="T16">"</text:span><text:span text:style-name="T17">list</text:span><text:span text:style-name="T16">"</text:span><text:span text:style-name="T13">&gt;</text:span></text:p>
            <text:p text:style-name="P5"><text:span text:style-name="T13"><text:s text:c="4"/></text:span><text:span text:style-name="T13">&lt;listentry&gt;</text:span><text:span text:style-name="T19">ruby2.5</text:span><text:span text:style-name="T13">&lt;/listentr</text:span><text:span text:style-name="T13">y&gt; </text:span></text:p>
            <text:p text:style-name="P5"><text:span text:style-name="T13"><text:s text:c="4"/></text:span><text:span text:style-name="T13">&lt;listentry&gt;</text:span><text:span text:style-name="T19">git</text:span><text:span text:style-name="T13">&lt;/listentry&gt; </text:span></text:p>
            <text:p text:style-name="P5"><text:span text:style-name="T13">&lt;/packages&gt;</text:span></text:p>
            <text:list text:style-name="L2">
              <text:list-item>
                <text:p><text:span text:style-name="T5">In some cases, </text:span><text:span text:style-name="T6">&lt;listentry&gt;</text:span><text:span text:style-name="T5"> can be </text:span><text:span text:style-name="T5">replaced with some </text:span><text:span text:style-name="T5">meaningful name </text:span><text:span text:style-name="T5">(like </text:span><text:span text:style-name="T6">&lt;user&gt;</text:span><text:span text:style-name="T5">)</text:span></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loning tool</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11"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0">autoyast2</text:span><text:span text:style-name="T21"> </text:span><text:span text:style-name="T21">package</text:span></text:p>
              </text:list-item>
              <text:list-item>
                <text:p>Start YaST and open the <text:span text:style-name="T22">Autoinstallation </text:span><text:span text:style-name="T22">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11"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AutoYaST imports the profile and installs the system (1<text:span text:style-name="T23">st</text:span> stage)</text:p>
              </text:list-item>
              <text:list-item>
                <text:p>Reboot</text:p>
              </text:list-item>
              <text:list-item>
                <text:p>Additional configuration (2<text:span text:style-name="T23">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12" draw:layer="layout" svg:width="25.199cm" svg:height="6.082cm" svg:x="1.4cm" svg:y="3.685cm" presentation:class="outline" presentation:user-transformed="true">
          <draw:text-box>
            <text:list text:style-name="L2">
              <text:list-item>
                <text:p><text:span text:style-name="T22">autoyast</text:span><text:span text:style-name="T24"> is used to </text:span><text:span text:style-name="T24">specify the profile </text:span><text:span text:style-name="T24">URL</text:span></text:p>
              </text:list-item>
              <text:list-item>
                <text:p><text:span text:style-name="T24">Several URL schemas </text:span><text:span text:style-name="T24">are </text:span><text:span text:style-name="T24"><text:a xlink:href="https://susedoc.github.io/doc-sle/develop/SLES-autoyast/html/Invoking.html#Commandline.ay" xlink:type="simple">supported</text:a></text:span><text:span text:style-name="T24"><text:s/>(file, </text:span><text:span text:style-name="T24">device, http(s), ftp, </text:span><text:span text:style-name="T24">nfs, usb, label, etc.)</text:span></text:p>
              </text:list-item>
              <text:list-item>
                <text:p><text:span text:style-name="T24">When network is </text:span><text:span text:style-name="T24">required, do not </text:span><text:span text:style-name="T24">forget to add the </text:span><text:span text:style-name="T22">ifcfg</text:span><text:span text:style-name="T24"> </text:span><text:span text:style-name="T24">option</text:span></text:p>
              </text:list-item>
            </text:list>
          </draw:text-box>
        </draw:frame>
        <draw:frame draw:style-name="gr4" draw:text-style-name="P13" draw:layer="layout" svg:width="26.028cm" svg:height="1.52cm" svg:x="1.014cm" svg:y="10.474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1<text:span text:style-name="T23">st</text:span> Stage: System Installation</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utoYaST reads settings from the profile...</text:p>
              </text:list-item>
              <text:list-item>
                <text:p>… and proposes default values for all missing settings</text:p>
              </text:list-item>
              <text:list-item>
                <text:p text:style-name="P14">Configure several basic settings: language, bootloader, partitioning, etc.</text:p>
              </text:list-item>
              <text:list-item>
                <text:p>Software installation</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2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3">st</text:span> stage</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Before we start</text:p>
          </draw:text-box>
        </draw:frame>
        <draw:frame presentation:style-name="pr13" draw:layer="layout" svg:width="25.199cm" svg:height="9.134cm" svg:x="1.4cm" svg:y="3.685cm" presentation:class="outline">
          <draw:text-box>
            <text:list text:style-name="L2">
              <text:list-item>
                <text:p><text:span text:style-name="T24">Check out the </text:span><text:span text:style-name="T24"><text:a xlink:href="https://susedoc.github.io/doc-sle/develop/opensuse-autoyast/single-html/" xlink:type="simple">AutoYaST draft documentation</text:a></text:span></text:p>
              </text:list-item>
              <text:list-item>
                <text:p><text:span text:style-name="T26">Download the base </text:span><text:span text:style-name="T26">profile from </text:span><text:span text:style-name="T26"><text:a xlink:href="https://bit.ly/2x7gYWV" xlink:type="simple">https://bit.ly/2x7gYWV</text:a></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2">&lt;language&gt;</text:span><text:span text:style-name="T24">, </text:span><text:span text:style-name="T22">&lt;keyboard&gt;</text:span><text:span text:style-name="T24"> and </text:span><text:span text:style-name="T22">&lt;timezone&gt;</text:span><text:span text:style-name="T24"> sections </text:span><text:span text:style-name="T24">allow to set country </text:span><text:span text:style-name="T24">related configuration</text:span></text:p>
              </text:list-item>
              <text:list-item>
                <text:p><text:span text:style-name="T24">Language uses the </text:span><text:span text:style-name="T24">ISO code (</text:span><text:span text:style-name="T22">en_US</text:span><text:span text:style-name="T24">, </text:span><text:span text:style-name="T22">cs_CZ</text:span><text:span text:style-name="T24">, etc.)</text:span></text:p>
              </text:list-item>
              <text:list-item>
                <text:p><text:span text:style-name="T24">Keyboard uses values </text:span><text:span text:style-name="T24">like </text:span><text:span text:style-name="T22">english</text:span><text:span text:style-name="T24">, </text:span><text:span text:style-name="T22">german</text:span><text:span text:style-name="T24">, </text:span><text:span text:style-name="T24">etc.</text:span></text:p>
              </text:list-item>
              <text:list-item>
                <text:p><text:span text:style-name="T24">Time zone uses the </text:span><text:span text:style-name="T24">typical name </text:span><text:span text:style-name="T24">(</text:span><text:span text:style-name="T22">Atlantic/Canary</text:span><text:span text:style-name="T24">)</text:span></text:p>
              </text:list-item>
              <text:list-item>
                <text:p><text:span text:style-name="T24">See </text:span><text:span text:style-name="T2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4">Add the country </text:span><text:span text:style-name="T24">configuration which </text:span><text:span text:style-name="T24">fits you</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ext:span text:style-name="T22">&lt;software&gt;</text:span><text:span text:style-name="T24"> defines </text:span><text:span text:style-name="T24">which software </text:span><text:span text:style-name="T24">should be installed</text:span></text:p>
              </text:list-item>
              <text:list-item>
                <text:p><text:span text:style-name="T24">The user can specify </text:span><text:span text:style-name="T22">patterns</text:span><text:span text:style-name="T27"> and </text:span><text:span text:style-name="T28">packages</text:span></text:p>
              </text:list-item>
              <text:list-item>
                <text:p><text:span text:style-name="T27">When a package is </text:span><text:span text:style-name="T27">included in a pattern, </text:span><text:span text:style-name="T27">it is not listed</text:span></text:p>
              </text:list-item>
              <text:list-item>
                <text:p><text:span text:style-name="T27">See </text:span><text:span text:style-name="T27"><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presentation:user-transformed="true">
          <draw:text-box>
            <text:list text:style-name="L2">
              <text:list-item>
                <text:p><text:span text:style-name="T27">Check your base </text:span><text:span text:style-name="T27">system patterns</text:span></text:p>
              </text:list-item>
              <text:list-item>
                <text:p><text:span text:style-name="T27">Select your preferred </text:span><text:span text:style-name="T27">shell and desktop </text:span><text:span text:style-name="T27">environment</text:span></text:p>
              </text:list-item>
              <text:list-item>
                <text:p><text:span text:style-name="T27">Hint: </text:span><text:span text:style-name="T28">zypper se -t </text:span><text:span text:style-name="T28">pattern</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ext:span text:style-name="T22">&lt;users&gt;</text:span><text:span text:style-name="T24"> and </text:span><text:span text:style-name="T22">&lt;groups&gt;</text:span><text:span text:style-name="T24"> </text:span><text:span text:style-name="T24">allow to define users </text:span><text:span text:style-name="T24">and groups</text:span></text:p>
              </text:list-item>
              <text:list-item>
                <text:p>Only username and password are mandatory</text:p>
              </text:list-item>
              <text:list-item>
                <text:p>Watch out for duplicated IDs</text:p>
              </text:list-item>
              <text:list-item>
                <text:p><text:span text:style-name="T24">See </text:span><text:span text:style-name="T2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29">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4">Add your own user </text:span><text:span text:style-name="T24">account</text:span></text:p>
              </text:list-item>
              <text:list-item>
                <text:p><text:span text:style-name="T24">Do not forget to </text:span><text:span text:style-name="T24">adjust the shell to the </text:span><text:span text:style-name="T24">one you installed</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4"> </text:span><text:span text:style-name="T24">support has been </text:span><text:span text:style-name="T24">reimplemented for </text:span><text:span text:style-name="T24">openSUSE Leap 15.0 </text:span><text:span text:style-name="T24">(and SUSE Linux </text:span><text:span text:style-name="T24">Enterprise 15)</text:span></text:p>
              </text:list-item>
              <text:list-item>
                <text:p><text:span text:style-name="T24">It (re)uses the same </text:span><text:span text:style-name="T24">approach than the </text:span><text:span text:style-name="T24">new storage layer</text:span></text:p>
              </text:list-item>
              <text:list-item>
                <text:p><text:span text:style-name="T24">When it is not defined, </text:span><text:span text:style-name="T24">it uses the guided </text:span><text:span text:style-name="T24">proposal</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4"><text:span text:style-name="T28">&lt;partitioning&gt;</text:span><text:span text:style-name="T27"> defines </text:span><text:span text:style-name="T27">a </text:span><text:span text:style-name="T28">&lt;drive&gt;</text:span><text:span text:style-name="T27"> section for </text:span><text:span text:style-name="T27">each device</text:span></text:p>
              </text:list-item>
              <text:list-item>
                <text:p text:style-name="P14"><text:span text:style-name="T27">Each </text:span><text:span text:style-name="T28">&lt;drive&gt;</text:span><text:span text:style-name="T27"> contains </text:span><text:span text:style-name="T27">a set of partitions</text:span></text:p>
              </text:list-item>
              <text:list-item>
                <text:p><text:span text:style-name="T27">A </text:span><text:span text:style-name="T28">&lt;drive&gt;</text:span><text:span text:style-name="T27"> can be a </text:span><text:span text:style-name="T27">physical drive or a </text:span><text:span text:style-name="T27">logical one (like an </text:span><text:span text:style-name="T27">LVM volume group)</text:span></text:p>
              </text:list-item>
              <text:list-item>
                <text:p><text:span text:style-name="T27">See </text:span><text:span text:style-name="T27"><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11"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4">Let’s try to define the </text:span><text:span text:style-name="T24">following partitioning </text:span><text:span text:style-name="T24">layout</text:span></text:p>
                <text:list>
                  <text:list-item>
                    <text:p><text:span text:style-name="T24">10GiB </text:span><text:span text:style-name="T22">Btrfs</text:span><text:span text:style-name="T27"> </text:span><text:span text:style-name="T27">filesystem partition </text:span><text:span text:style-name="T27">for root (/)</text:span></text:p>
                  </text:list-item>
                  <text:list-item>
                    <text:p><text:span text:style-name="T27">512MiB for swap</text:span></text:p>
                  </text:list-item>
                  <text:list-item>
                    <text:p><text:span text:style-name="T27">The remaining space </text:span><text:span text:style-name="T27">should be assigned </text:span><text:span text:style-name="T27">to an </text:span><text:span text:style-name="T28">ext4</text:span><text:span text:style-name="T27"> filesystem </text:span><text:span text:style-name="T27">to be used as </text:span><text:span text:style-name="T28">/home</text:span></text:p>
                  </text:list-item>
                </text:list>
              </text:list-item>
            </text:list>
          </draw:text-box>
        </draw:frame>
        <presentation:notes draw:style-name="dp2">
          <draw:page-thumbnail draw:style-name="gr1" draw:layer="layout" svg:width="0.001cm" svg:height="0.001cm" svg:x="0cm" svg:y="2.257cm" draw:page-number="26" presentation:class="page"/>
          <draw:frame presentation:style-name="pr9" draw:text-style-name="P11"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5: Configuring the Network</text:p>
          </draw:text-box>
        </draw:frame>
        <draw:frame presentation:style-name="pr15" draw:layer="layout" svg:width="25.199cm" svg:height="9.134cm" svg:x="1.4cm" svg:y="3.685cm" presentation:class="outline" presentation:placeholder="true" presentation:user-transformed="true">
          <draw:text-box/>
        </draw:frame>
        <presentation:notes draw:style-name="dp2">
          <draw:page-thumbnail draw:style-name="gr1" draw:layer="layout" svg:width="0.001cm" svg:height="0.001cm" svg:x="0cm" svg:y="2.257cm" draw:page-number="27" presentation:class="page"/>
          <draw:frame presentation:style-name="pr16" draw:text-style-name="P4"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6: Opening the SSH service</text:p>
          </draw:text-box>
        </draw:frame>
        <draw:frame presentation:style-name="pr15"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list-item>
                  <text:list-item>
                    <text:p>Open the firewall</text:p>
                    <text:p/>
                  </text:list-item>
                </text:list>
              </text:list-item>
            </text:list>
          </draw:text-box>
        </draw:frame>
        <presentation:notes draw:style-name="dp2">
          <draw:page-thumbnail draw:style-name="gr1" draw:layer="layout" svg:width="0.001cm" svg:height="0.001cm" svg:x="0cm" svg:y="2.257cm" draw:page-number="28" presentation:class="page"/>
          <draw:frame presentation:style-name="pr16" draw:text-style-name="P4" draw:layer="layout" svg:width="16.799cm" svg:height="13.364cm" svg:x="2.1cm" svg:y="14.107cm" presentation:class="notes" presentation:placeholder="true">
            <draw:text-box/>
          </draw:frame>
        </presentation:notes>
      </draw:page>
      <draw:page draw:name="page29"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0" presentation:class="page"/>
          <draw:frame presentation:style-name="pr9" draw:text-style-name="P4" draw:layer="layout" svg:width="16.799cm" svg:height="13.364cm" svg:x="2.1cm" svg:y="14.107cm" presentation:class="notes" presentation:placeholder="true">
            <draw:text-box/>
          </draw:frame>
        </presentation:notes>
      </draw:page>
      <draw:page draw:name="page31"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Asking Questions: Example</text:p>
          </draw:text-box>
        </draw:frame>
        <draw:frame draw:style-name="gr5" draw:text-style-name="P15" draw:layer="layout" svg:width="26.168cm" svg:height="10.848cm" svg:x="0.952cm" svg:y="3.89cm">
          <draw:text-box>
            <text:p><text:span text:style-name="T30">&lt;ask&gt;</text:span></text:p>
            <text:p><text:span text:style-name="T30"><text:s text:c="2"/></text:span><text:span text:style-name="T30">&lt;title&gt;Country Settings&lt;/title&gt;</text:span></text:p>
            <text:p><text:span text:style-name="T30"><text:s text:c="2"/></text:span><text:span text:style-name="T30">&lt;question&gt;</text:span><text:span text:style-name="T31">Which keymap will you use?</text:span><text:span text:style-name="T30">&lt;/question&gt;</text:span></text:p>
            <text:p><text:span text:style-name="T30"><text:s text:c="2"/></text:span><text:span text:style-name="T30">&lt;pathlist </text:span><text:span text:style-name="T32">config:type=</text:span><text:span text:style-name="T33">"list"</text:span><text:span text:style-name="T30">&gt;</text:span></text:p>
            <text:p><text:span text:style-name="T30"><text:s text:c="4"/></text:span><text:span text:style-name="T30">&lt;path&gt;</text:span><text:span text:style-name="T31">keyboard,keymap</text:span><text:span text:style-name="T30">&lt;/path&gt;</text:span></text:p>
            <text:p><text:span text:style-name="T30"><text:s text:c="2"/></text:span><text:span text:style-name="T30">&lt;/pathlist&gt;</text:span></text:p>
            <text:p><text:span text:style-name="T30"><text:s text:c="2"/></text:span><text:span text:style-name="T30">&lt;selection </text:span><text:span text:style-name="T32">config:type=</text:span><text:span text:style-name="T33">"list"</text:span><text:span text:style-name="T30">&gt;</text:span></text:p>
            <text:p><text:span text:style-name="T30"><text:s text:c="4"/></text:span><text:span text:style-name="T30">&lt;entry&gt;</text:span></text:p>
            <text:p><text:span text:style-name="T30"><text:s text:c="6"/></text:span><text:span text:style-name="T30">&lt;value&gt;</text:span><text:span text:style-name="T31">english</text:span><text:span text:style-name="T30">&lt;/value&gt;&lt;label&gt;</text:span><text:span text:style-name="T31">English</text:span><text:span text:style-name="T30">&lt;/label&gt;</text:span></text:p>
            <text:p><text:span text:style-name="T30"><text:s text:c="4"/></text:span><text:span text:style-name="T30">&lt;/entry&gt;</text:span></text:p>
            <text:p><text:span text:style-name="T30"><text:s text:c="4"/></text:span><text:span text:style-name="T30">&lt;entry&gt;</text:span></text:p>
            <text:p><text:span text:style-name="T30"><text:s text:c="6"/></text:span><text:span text:style-name="T30">&lt;value&gt;</text:span><text:span text:style-name="T31">german</text:span><text:span text:style-name="T30">&lt;/value&gt;&lt;label&gt;</text:span><text:span text:style-name="T31">German</text:span><text:span text:style-name="T30">&lt;/label&gt;</text:span></text:p>
            <text:p><text:span text:style-name="T30"><text:s text:c="4"/></text:span><text:span text:style-name="T30">&lt;/entry&gt;</text:span></text:p>
            <text:p><text:span text:style-name="T30"><text:s text:c="2"/></text:span><text:span text:style-name="T30">&lt;/selection&gt;</text:span></text:p>
            <text:p><text:span text:style-name="T30">&lt;/ask&gt;</text:span></text:p>
          </draw:text-box>
        </draw:frame>
        <presentation:notes draw:style-name="dp2">
          <draw:page-thumbnail draw:style-name="gr1" draw:layer="layout" svg:width="0.001cm" svg:height="0.001cm" svg:x="0cm" svg:y="2.257cm" draw:page-number="31" presentation:class="page"/>
          <draw:frame presentation:style-name="pr16" draw:text-style-name="P11"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Username and password</text:p>
                  </text:list-item>
                  <text:list-item>
                    <text:p>Preferred desktop environment</text:p>
                  </text:list-item>
                </text:list>
              </text:list-item>
            </text:list>
          </draw:text-box>
        </draw:frame>
        <presentation:notes draw:style-name="dp2">
          <draw:page-thumbnail draw:style-name="gr1" draw:layer="layout" svg:width="0.001cm" svg:height="0.001cm" svg:x="0cm" svg:y="2.257cm" draw:page-number="32" presentation:class="page"/>
          <draw:frame presentation:style-name="pr9" draw:text-style-name="P11" draw:layer="layout" svg:width="16.799cm" svg:height="13.364cm" svg:x="2.1cm" svg:y="14.107cm" presentation:class="notes" presentation:placeholder="true">
            <draw:text-box/>
          </draw:frame>
        </presentation:notes>
      </draw:page>
      <draw:page draw:name="page33"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Solution 7: Password</text:p>
          </draw:text-box>
        </draw:frame>
        <draw:frame draw:style-name="gr5" draw:text-style-name="P16" draw:layer="layout" svg:width="26.168cm" svg:height="10.848cm" svg:x="0.952cm" svg:y="3.89cm">
          <draw:text-box>
            <text:p><text:span text:style-name="T34">&lt;ask&gt;</text:span></text:p>
            <text:p><text:span text:style-name="T34"><text:s text:c="2"/></text:span><text:span text:style-name="T34">&lt;question&gt;</text:span><text:span text:style-name="T35">Password</text:span><text:span text:style-name="T34">&lt;/question&gt;</text:span></text:p>
            <text:p><text:span text:style-name="T34"><text:s text:c="2"/></text:span><text:span text:style-name="T34">&lt;type&gt;</text:span><text:span text:style-name="T35">string</text:span><text:span text:style-name="T34">&lt;/type&gt;</text:span></text:p>
            <text:p><text:span text:style-name="T34"><text:s text:c="2"/></text:span><text:span text:style-name="T34">&lt;password </text:span><text:span text:style-name="T36">config:type=</text:span><text:span text:style-name="T37">"boolean"</text:span><text:span text:style-name="T34">&gt;</text:span><text:span text:style-name="T35">true</text:span><text:span text:style-name="T34">&lt;/password&gt;</text:span></text:p>
            <text:p><text:span text:style-name="T34"><text:s text:c="2"/></text:span><text:span text:style-name="T34">&lt;pathlist </text:span><text:span text:style-name="T36">config:type=</text:span><text:span text:style-name="T37">"list"</text:span><text:span text:style-name="T34">&gt;</text:span></text:p>
            <text:p><text:span text:style-name="T34"><text:s text:c="4"/></text:span><text:span text:style-name="T34">&lt;path&gt;</text:span><text:span text:style-name="T35">users,0,user_password</text:span><text:span text:style-name="T34">&lt;/path&gt;</text:span></text:p>
            <text:p><text:span text:style-name="T34"><text:s text:c="4"/></text:span><text:span text:style-name="T34">&lt;path&gt;</text:span><text:span text:style-name="T35">users,1,user_password</text:span><text:span text:style-name="T34">&lt;/path&gt;</text:span></text:p>
            <text:p><text:span text:style-name="T34"><text:s text:c="2"/></text:span><text:span text:style-name="T34">&lt;/pathlist&gt;</text:span></text:p>
            <text:p><text:span text:style-name="T34"><text:s text:c="2"/></text:span><text:span text:style-name="T34">&lt;element </text:span><text:span text:style-name="T36">config:type=</text:span><text:span text:style-name="T37">"integer"</text:span><text:span text:style-name="T34">&gt;</text:span><text:span text:style-name="T35">1</text:span><text:span text:style-name="T34">&lt;/element&gt;</text:span></text:p>
            <text:p><text:span text:style-name="T34"><text:s text:c="2"/></text:span><text:span text:style-name="T34">&lt;dialog </text:span><text:span text:style-name="T36">config:type=</text:span><text:span text:style-name="T37">"integer"</text:span><text:span text:style-name="T34">&gt;</text:span><text:span text:style-name="T35">1</text:span><text:span text:style-name="T34">&lt;/dialog&gt;</text:span></text:p>
            <text:p><text:span text:style-name="T34">&lt;/ask&gt;</text:span></text:p>
          </draw:text-box>
        </draw:frame>
        <presentation:notes draw:style-name="dp2">
          <draw:page-thumbnail draw:style-name="gr1" draw:layer="layout" svg:width="0.001cm" svg:height="0.001cm" svg:x="0cm" svg:y="2.257cm" draw:page-number="33" presentation:class="page"/>
          <draw:frame presentation:style-name="pr16" draw:text-style-name="P11" draw:layer="layout" svg:width="16.799cm" svg:height="13.364cm" svg:x="2.1cm" svg:y="14.107cm" presentation:class="notes" presentation:placeholder="true">
            <draw:text-box/>
          </draw:frame>
        </presentation:notes>
      </draw:page>
      <draw:page draw:name="page34"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Solution 7: Desktop Environment</text:p>
          </draw:text-box>
        </draw:frame>
        <draw:frame draw:style-name="gr5" draw:text-style-name="P16" draw:layer="layout" svg:width="26.168cm" svg:height="10.848cm" svg:x="0.952cm" svg:y="3.89cm">
          <draw:text-box>
            <text:p><text:span text:style-name="T34">&lt;ask&gt;</text:span></text:p>
            <text:p><text:span text:style-name="T34"><text:s text:c="2"/></text:span><text:span text:style-name="T34">&lt;title&gt;</text:span><text:span text:style-name="T35">Desktop Environment</text:span><text:span text:style-name="T34">&lt;/title&gt;</text:span></text:p>
            <text:p><text:span text:style-name="T34"><text:s text:c="2"/></text:span><text:span text:style-name="T34">&lt;question&gt;</text:span><text:span text:style-name="T35">What Desktop Environment do you prefer?</text:span><text:span text:style-name="T34">&lt;/question&gt;</text:span></text:p>
            <text:p><text:span text:style-name="T34"><text:s text:c="2"/></text:span><text:span text:style-name="T34">&lt;default&gt;</text:span><text:span text:style-name="T35">gnome</text:span><text:span text:style-name="T34">&lt;/default&gt;</text:span></text:p>
            <text:p><text:span text:style-name="T34"><text:s text:c="2"/></text:span><text:span text:style-name="T34">&lt;pathlist </text:span><text:span text:style-name="T36">config:type=</text:span><text:span text:style-name="T37">"list"</text:span><text:span text:style-name="T34">&gt;</text:span></text:p>
            <text:p><text:span text:style-name="T34"><text:s text:c="4"/></text:span><text:span text:style-name="T34">&lt;path&gt;</text:span><text:span text:style-name="T35">software,patterns,0</text:span><text:span text:style-name="T34">&lt;/path&gt;</text:span></text:p>
            <text:p><text:span text:style-name="T34"><text:s text:c="2"/></text:span><text:span text:style-name="T34">&lt;/pathlist&gt;</text:span></text:p>
            <text:p><text:span text:style-name="T34"><text:s text:c="2"/></text:span><text:span text:style-name="T34">&lt;selection </text:span><text:span text:style-name="T36">config:type=</text:span><text:span text:style-name="T37">"list"</text:span><text:span text:style-name="T34">&gt;</text:span></text:p>
            <text:p><text:span text:style-name="T34"><text:s text:c="4"/></text:span><text:span text:style-name="T34">&lt;entry&gt;&lt;value&gt;</text:span><text:span text:style-name="T35">gnome</text:span><text:span text:style-name="T34">&lt;/value&gt;&lt;label&gt;</text:span><text:span text:style-name="T35">GNOME</text:span><text:span text:style-name="T34">&lt;/label&gt;&lt;/entry&gt;</text:span></text:p>
            <text:p><text:span text:style-name="T34"><text:s text:c="4"/></text:span><text:span text:style-name="T34">&lt;entry&gt;&lt;value&gt;</text:span><text:span text:style-name="T35">kde</text:span><text:span text:style-name="T34">&lt;/value&gt;&lt;label&gt;</text:span><text:span text:style-name="T35">Plasma</text:span><text:span text:style-name="T34">&lt;/label&gt;&lt;/entry&gt;</text:span></text:p>
            <text:p><text:span text:style-name="T34"><text:s text:c="2"/></text:span><text:span text:style-name="T34">&lt;/selection&gt;</text:span></text:p>
            <text:p><text:span text:style-name="T34"><text:s text:c="2"/></text:span><text:span text:style-name="T34">&lt;dialog </text:span><text:span text:style-name="T36">config:type=</text:span><text:span text:style-name="T37">"integer"</text:span><text:span text:style-name="T34">&gt;</text:span><text:span text:style-name="T35">0</text:span><text:span text:style-name="T34">&lt;/dialog&gt;</text:span></text:p>
            <text:p><text:span text:style-name="T34">&lt;/ask&gt;</text:span></text:p>
          </draw:text-box>
        </draw:frame>
        <presentation:notes draw:style-name="dp2">
          <draw:page-thumbnail draw:style-name="gr1" draw:layer="layout" svg:width="0.001cm" svg:height="0.001cm" svg:x="0cm" svg:y="2.257cm" draw:page-number="34" presentation:class="page"/>
          <draw:frame presentation:style-name="pr16" draw:text-style-name="P11" draw:layer="layout" svg:width="16.799cm" svg:height="13.364cm" svg:x="2.1cm" svg:y="14.107cm" presentation:class="notes" presentation:placeholder="true">
            <draw:text-box/>
          </draw:frame>
        </presentation:notes>
      </draw:page>
      <draw:page draw:name="page3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5" presentation:class="page"/>
          <draw:frame presentation:style-name="pr6" draw:text-style-name="P4"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26">Scripts can be defined </text:span><text:span text:style-name="T26">inline or downloaded</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36" presentation:class="page"/>
          <draw:frame presentation:style-name="pr9"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Modifying the Profile on the Flight</text:p>
          </draw:text-box>
        </draw:frame>
        <draw:frame presentation:style-name="pr13" draw:layer="layout" svg:width="25.199cm" svg:height="9.134cm" svg:x="1.4cm" svg:y="3.685cm" presentation:class="outline" presentation:placeholder="true">
          <draw:text-box/>
        </draw:frame>
        <presentation:notes draw:style-name="dp2">
          <draw:page-thumbnail draw:style-name="gr1" draw:layer="layout" svg:width="0.001cm" svg:height="0.001cm" svg:x="0cm" svg:y="2.257cm" draw:page-number="37" presentation:class="page"/>
          <draw:frame presentation:style-name="pr9" draw:text-style-name="P11"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3" draw:layer="layout" svg:width="26.028cm" svg:height="1.52cm" svg:x="1.014cm" svg:y="10.474cm">
          <draw:text-box>
            <text:p text:style-name="P10"><text:span text:style-name="T25">yast ayast_setup setup filename=/path/to/autoinst.xml</text:span></text:p>
          </draw:text-box>
        </draw:frame>
        <presentation:notes draw:style-name="dp2">
          <draw:page-thumbnail draw:style-name="gr1" draw:layer="layout" svg:width="0.001cm" svg:height="0.001cm" svg:x="0cm" svg:y="2.257cm" draw:page-number="38" presentation:class="page"/>
          <draw:frame presentation:style-name="pr9" draw:text-style-name="P4"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4">Part of the work can be delegated to a <text:span text:style-name="T22">Configuration </text:span><text:span text:style-name="T22">Management System</text:span></text:p>
              </text:list-item>
              <text:list-item>
                <text:p text:style-name="P14">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39" presentation:class="page"/>
          <draw:frame presentation:style-name="pr9" draw:text-style-name="P4" draw:layer="layout" svg:width="16.799cm" svg:height="13.364cm" svg:x="2.1cm" svg:y="14.107cm" presentation:class="notes" presentation:placeholder="true">
            <draw:text-box/>
          </draw:frame>
        </presentation:notes>
      </draw:page>
      <draw:page draw:name="page40"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roubleshooting</text:p>
          </draw:text-box>
        </draw:frame>
        <draw:frame presentation:style-name="pr19"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40" presentation:class="page"/>
          <draw:frame presentation:style-name="pr20" draw:text-style-name="P11"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Validate Your Profile</text:p>
          </draw:text-box>
        </draw:frame>
        <draw:frame presentation:style-name="pr13" draw:layer="layout" svg:width="25.199cm" svg:height="9.134cm" svg:x="1.4cm" svg:y="3.685cm" presentation:class="outline">
          <draw:text-box>
            <text:list text:style-name="L2">
              <text:list-item>
                <text:p><text:span text:style-name="T24">Install the </text:span><text:span text:style-name="T22">yast2-</text:span><text:span text:style-name="T22">schema</text:span><text:span text:style-name="T24"> and </text:span><text:span text:style-name="T22">jing</text:span><text:span text:style-name="T24"> </text:span><text:span text:style-name="T24">packages</text:span></text:p>
              </text:list-item>
              <text:list-item>
                <text:p><text:span text:style-name="T24">Run </text:span><text:span text:style-name="T22">jing</text:span><text:span text:style-name="T24"> against your </text:span><text:span text:style-name="T24">profile</text:span></text:p>
              </text:list-item>
            </text:list>
            <text:p text:style-name="P10"><text:span text:style-name="T38"/></text:p>
            <text:p text:style-name="P5"><text:span text:style-name="T39">jing \ </text:span><text:span text:style-name="T39">/usr/share/YaST2/sche</text:span><text:span text:style-name="T39">ma/autoyast/rng/profi</text:span><text:span text:style-name="T39">le.rng \ </text:span><text:span text:style-name="T39">/path/to/your/profile</text:span><text:span text:style-name="T39">.xml</text:span></text:p>
          </draw:text-box>
        </draw:frame>
        <presentation:notes draw:style-name="dp2">
          <draw:page-thumbnail draw:style-name="gr1" draw:layer="layout" svg:width="0.001cm" svg:height="0.001cm" svg:x="0cm" svg:y="2.257cm" draw:page-number="41" presentation:class="page"/>
          <draw:frame presentation:style-name="pr9" draw:text-style-name="P11"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Check Logs (optional)</text:p>
          </draw:text-box>
        </draw:frame>
        <draw:frame presentation:style-name="pr13" draw:layer="layout" svg:width="25.199cm" svg:height="9.134cm" svg:x="1.4cm" svg:y="3.685cm" presentation:class="outline">
          <draw:text-box>
            <text:list text:style-name="L2">
              <text:list-item>
                <text:p><text:span text:style-name="T24">Check YaST logs (/var/</text:span><text:span text:style-name="T24">log/YaST2)</text:span></text:p>
              </text:list-item>
              <text:list-item>
                <text:p><text:span text:style-name="T24">Have a look at </text:span><text:span text:style-name="T22">/var/adm/autoinstall/</text:span></text:p>
                <text:list>
                  <text:list-item>
                    <text:p><text:span text:style-name="T24">/var/adm/</text:span><text:span text:style-name="T24">autoinstall/cache/</text:span><text:span text:style-name="T24">installedSystem.xml</text:span></text:p>
                  </text:list-item>
                  <text:list-item>
                    <text:p><text:span text:style-name="T24">Scripts logs are </text:span><text:span text:style-name="T24">located there too</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42" presentation:class="page"/>
          <draw:frame presentation:style-name="pr9" draw:text-style-name="P11"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 for Help</text:p>
          </draw:text-box>
        </draw:frame>
        <draw:frame presentation:style-name="pr13" draw:layer="layout" svg:width="25.199cm" svg:height="9.134cm" svg:x="1.4cm" svg:y="3.685cm" presentation:class="outline">
          <draw:text-box>
            <text:list text:style-name="L2">
              <text:list-item>
                <text:p text:style-name="P14"><text:span text:style-name="T24">Ask for help on the </text:span><text:span text:style-name="T24">mailing lists, or the </text:span><text:span text:style-name="T24">forums or IRC</text:span></text:p>
              </text:list-item>
              <text:list-item>
                <text:p><text:span text:style-name="T24">Open a bug report if </text:span><text:span text:style-name="T24">you think it is an </text:span><text:span text:style-name="T24">AutoYaST problem</text:span></text:p>
              </text:list-item>
              <text:list-item>
                <text:p><text:span text:style-name="T24">Please, attach logs </text:span><text:span text:style-name="T24">(using </text:span><text:span text:style-name="T22">save_y2logs</text:span><text:span text:style-name="T24">)</text:span></text:p>
              </text:list-item>
            </text:list>
          </draw:text-box>
        </draw:frame>
        <presentation:notes draw:style-name="dp2">
          <office:forms form:automatic-focus="false" form:apply-design-mode="false"/>
          <draw:page-thumbnail draw:style-name="gr1" draw:layer="layout" svg:width="0.001cm" svg:height="0.001cm" svg:x="0cm" svg:y="2.257cm" draw:page-number="43" presentation:class="page"/>
          <draw:frame presentation:style-name="pr9" draw:text-style-name="P11" draw:layer="layout" svg:width="16.799cm" svg:height="13.364cm" svg:x="2.1cm" svg:y="14.107cm" presentation:class="notes" presentation:placeholder="true">
            <draw:text-box/>
          </draw:frame>
        </presentation:notes>
      </draw:page>
      <draw:page draw:name="page44"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44" presentation:class="page"/>
          <draw:frame presentation:style-name="pr20" draw:text-style-name="P11"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 especially to Stefan Schubert</text:p>
              </text:list-item>
              <text:list-item>
                <text:p>The openSUSE Project!</text:p>
              </text:list-item>
            </text:list>
          </draw:text-box>
        </draw:frame>
        <presentation:notes draw:style-name="dp2">
          <draw:page-thumbnail draw:style-name="gr1" draw:layer="layout" svg:width="0.001cm" svg:height="0.001cm" svg:x="0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ferences</text:p>
          </draw:text-box>
        </draw:frame>
        <draw:frame presentation:style-name="pr8" draw:layer="layout" svg:width="25.199cm" svg:height="10.686cm" svg:x="1.4cm" svg:y="3.685cm" presentation:class="outline" presentation:user-transformed="true">
          <draw:text-box>
            <text:list text:style-name="L2">
              <text:list-item>
                <text:p>AutoYaST documentation for openSUSE</text:p>
                <text:p><text:a xlink:href="http://doc.opensuse.org/projects/autoyast/" xlink:type="simple">http://doc.opensuse.org/projects/autoyast/</text:a></text:p>
                <text:p/>
              </text:list-item>
            </text:list>
          </draw:text-box>
        </draw:frame>
        <presentation:notes draw:style-name="dp2">
          <draw:page-thumbnail draw:style-name="gr1" draw:layer="layout" svg:width="0.001cm" svg:height="0.001cm" svg:x="0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page47"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7" presentation:class="page"/>
          <draw:frame presentation:style-name="pr20" draw:text-style-name="P4" draw:layer="layout" svg:width="16.799cm" svg:height="13.364cm" svg:x="2.1cm" svg:y="14.107cm" presentation:class="notes" presentation:placeholder="true">
            <draw:text-box/>
          </draw:frame>
        </presentation:notes>
      </draw:page>
      <draw:page draw:name="page48"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48" presentation:class="page"/>
          <draw:frame presentation:style-name="pr21" draw:text-style-name="P4" draw:layer="layout" svg:width="16.799cm" svg:height="13.364cm" svg:x="2.1cm" svg:y="14.107cm" presentation:class="notes" presentation:placeholder="true">
            <draw:text-box/>
          </draw:frame>
        </presentation:notes>
      </draw:page>
      <draw:page draw:name="page49"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9"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ource_20_code_5f_1" style:display-name="Source code_1" style:family="graphic" style:parent-style-name="Default_5f_1">
      <style:graphic-properties draw:stroke="none" draw:stroke-dash="Dashed_20__28_var_29__20_4" draw:fill="none" draw:fill-color="#ffffff" draw:fill-gradient-name="Gradient_20_2" draw:fill-hatch-name="Hatching_20_1" draw:fill-image-name="Bitmap_20_1" fo:min-height="11.604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4T16:36:03.165681565</dc:date>
    <meta:editing-duration>P5DT12H7M</meta:editing-duration>
    <meta:editing-cycles>89</meta:editing-cycles>
    <meta:generator>LibreOffice/6.0.4.2$Linux_X86_64 LibreOffice_project/00m0$Build-2</meta:generator>
    <meta:document-statistic meta:object-count="299"/>
  </office:meta>
</office:document-meta>
</file>